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Times New Roman', Times, serif"/>
    <style:font-face style:name="OpenSymbol" svg:font-family="Open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Calibri" style:font-size-complex="11pt"/>
    </style:style>
    <style:style style:name="P2" style:family="paragraph" style:parent-style-name="List_20_Paragraph" style:list-style-name="L1"/>
    <style:style style:name="P3" style:family="paragraph" style:parent-style-name="List_20_Paragraph" style:list-style-name="L2"/>
    <style:style style:name="P4" style:family="paragraph" style:parent-style-name="List_20_Paragraph" style:list-style-name="L3"/>
    <style:style style:name="P5" style:family="paragraph" style:parent-style-name="List_20_Paragraph" style:list-style-name="L1">
      <style:paragraph-properties fo:hyphenation-ladder-count="no-limit"/>
      <style:text-properties fo:hyphenate="true" fo:hyphenation-remain-char-count="0" fo:hyphenation-push-char-count="0"/>
    </style:style>
    <style:style style:name="P6" style:family="paragraph" style:parent-style-name="List_20_Paragraph" style:list-style-name="L2">
      <style:paragraph-properties fo:hyphenation-ladder-count="no-limit"/>
      <style:text-properties fo:hyphenate="true" fo:hyphenation-remain-char-count="0" fo:hyphenation-push-char-count="0"/>
    </style:style>
    <style:style style:name="P7" style:family="paragraph" style:parent-style-name="Normal" style:list-style-name="L4"/>
    <style:style style:name="P8" style:family="paragraph" style:parent-style-name="Normal" style:list-style-name="L5"/>
    <style:style style:name="P9" style:family="paragraph" style:parent-style-name="Title" style:master-page-name="MP0">
      <style:paragraph-properties style:page-number="auto" fo:break-before="page"/>
    </style:style>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1155cc" style:font-name="Calibri" fo:font-size="11pt" style:font-size-asian="11pt" style:font-name-complex="Arial" style:font-size-complex="11pt"/>
    </style:style>
    <style:style style:name="T5" style:family="text">
      <style:text-properties fo:color="#000000" style:font-name-complex="Arial"/>
    </style:style>
    <style:style style:name="T6" style:family="text">
      <style:text-properties style:font-name-complex="Arial"/>
    </style:style>
    <style:style style:name="T7" style:family="text">
      <style:text-properties style:font-name="Calibri" style:font-size-complex="11pt"/>
    </style:style>
    <style:style style:name="T8" style:family="text">
      <style:text-properties fo:font-variant="normal" fo:text-transform="none" fo:color="#333333" style:font-name="Calibri" fo:font-size="11pt" fo:letter-spacing="normal" fo:font-style="normal" fo:font-weight="normal" style:font-size-asian="11pt" style:font-size-complex="11pt"/>
    </style:style>
    <style:style style:name="T9" style:family="text">
      <style:text-properties style:font-name="Calibri"/>
    </style:style>
    <style:style style:name="T10" style:family="text">
      <style:text-properties style:font-name="Calibri" fo:font-size="11pt" style:font-size-asian="11pt" style:font-size-complex="11pt"/>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uperpositional Computation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Heading_20_1" text:outline-level="1"><text:span text:style-name="T7">Higher Priority Research</text:span></text:h>
      <text:list xml:id="list3338767900962249174" text:style-name="L1">
        <text:list-item>
          <text:p text:style-name="P2">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2">Can we use bootstrapping to make this “fully homomorphic” to decrease error during calculations?</text:p>
        </text:list-item>
        <text:list-item>
          <text:p text:style-name="P2">Can we use Modulus switching to make this fully homomorphic?</text:p>
        </text:list-item>
        <text:list-item>
          <text:p text:style-name="P2">How about if we do a straight “re-crypt” where we get all the output values and re-solve the CRT equations to make it have zero error again. <text:s/>How feasible is that?</text:p>
        </text:list-item>
        <text:list-item>
          <text:p text:style-name="P2"><text:soft-page-break/>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text:p>
        </text:list-item>
        <text:list-item>
          <text:p text:style-name="P2">Does this superpositional computation stuff generalize to other homomorphic encryption operations?</text:p>
          <text:list>
            <text:list-item>
              <text:p text:style-name="P2">There is one way to do FHE using ideal lattices, and possibly some other ways to do FHE, other than “over the integers” like I am doing.</text:p>
            </text:list-item>
            <text:list-item>
              <text:p text:style-name="P2">Other crypto systems can do homomorphic addition, or multiplication, or other single operations. We could see if there is any play with them doing limited calculations superpositionally?</text:p>
            </text:list-item>
          </text:list>
        </text:list-item>
        <text:list-item>
          <text:p text:style-name="P2">I think we should better understand how other homomorphic encryption works, to see what other ideas pop out.</text:p>
        </text:list-item>
        <text:list-item>
          <text:p text:style-name="P2">Is it known that any logical circuit can be transformed into a modulus operation?</text:p>
          <text:list>
            <text:list-item>
              <text:p text:style-name="P2">Related but not quite: <text:a xlink:type="simple" xlink:href="https://en.wikipedia.org/wiki/FRACTRAN" text:style-name="Internet_20_link" text:visited-style-name="Visited_20_Internet_20_Link">https://en.wikipedia.org/wiki/FRACTRAN</text:a></text:p>
            </text:list-item>
            <text:list-item>
              <text:p text:style-name="P2">It's known that you can use CRT to get <text:s/>something that gives the right outputs, but it isn't known that you can do operations in this superpositional space</text:p>
            </text:list-item>
          </text:list>
        </text:list-item>
        <text:list-item>
          <text:p text:style-name="P2">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2">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2">Page 5 talks about the requirements to do quantum computing. Can we do all those?</text:p>
            </text:list-item>
            <text:list-item>
              <text:p text:style-name="P2">Can we do entanglement? By changing a key to something else, we can affect multiple encrypted bits at once, this might be the key for entanglement for us.</text:p>
            </text:list-item>
            <text:list-item>
              <text:p text:style-name="P2">What benefit do we get by evaluating a circuit for all possible values at once?</text:p>
            </text:list-item>
            <text:list-item>
              <text:p text:style-name="P2">What exactly is “order finding”. Apparently that’s something quantum computers are good at.</text:p>
            </text:list-item>
          </text:list>
        </text:list-item>
        <text:list-item>
          <text:p text:style-name="P2"><text:soft-page-break/>Try to implement some basic traditional computation logic (+, *, /, %, polynomials, etc)</text:p>
        </text:list-item>
        <text:list-item>
          <text:p text:style-name="P2">Try to implement some more complex things, where re-using the result is more meaningful, like calculating sine using cordic math.</text:p>
        </text:list-item>
        <text:list-item>
          <text:p text:style-name="P2">Try to implement a complex circuit, to see if re-using the result can ever be a win in our setup, versus recalculating for each thing.</text:p>
        </text:list-item>
        <text:list-item>
          <text:p text:style-name="P2">Try to implement a quantum algorithm</text:p>
          <text:list>
            <text:list-item>
              <text:p text:style-name="P2">Like Shor’s algorithm</text:p>
            </text:list-item>
            <text:list-item>
              <text:p text:style-name="P2">Or finding p or q in N = p*q when given N (a large number) and knowing that p and q are prime. Only have to test up to sqrt(N).</text:p>
            </text:list-item>
          </text:list>
        </text:list-item>
        <text:list-item>
          <text:p text:style-name="P2">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
            <text:list-item>
              <text:p text:style-name="P2">One thing – it effectively uses fewer input bits, which has advantages.</text:p>
            </text:list-item>
          </text:list>
        </text:list-item>
        <text:list-item>
          <text:p text:style-name="P2">What other usage cases are there for this technique besides “calculate once and reuse” and any “quantum computing” play that there might be.</text:p>
          <text:list>
            <text:list-item>
              <text:p text:style-name="P2">For instance, these superpositional bits represent an entire algorithm (mapping input to output) that can be passed around like data. <text:s/>That seems pretty powerful and potentially important.</text:p>
            </text:list-item>
            <text:list-item>
              <text:p text:style-name="P2">Is there something here about being able to abstract any algorithm to modulus math operations? Some generalization of transmutting a logic circuit to simple modulus math of large numbers? :P</text:p>
            </text:list-item>
          </text:list>
        </text:list-item>
        <text:list-item>
          <text:p text:style-name="P2">Compare the size of an encoded number versus the uncompressed size that you could represent that circuit in? It is probably larger, but check.</text:p>
        </text:list-item>
      </text:list>
      <text:h text:style-name="P1" text:outline-level="1">Lower Priority Researching Things</text:h>
      <text:list xml:id="list2838593144454060334" text:style-name="L2">
        <text:list-item>
          <text:p text:style-name="P3">Self adjusting computation was mentioned as being similar to “computing an answer once and re-using it multiple times”, might look into it.</text:p>
          <text:list>
            <text:list-item>
              <text:p text:style-name="P3"><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3"><text:span text:style-name="Default_20_Paragraph_20_Font"><text:span text:style-name="T5">So was Symbolic Com</text:span></text:span><text:span text:style-name="Default_20_Paragraph_20_Font"><text:span text:style-name="T5">putation</text:span></text:span></text:p>
          <text:list>
            <text:list-item>
              <text:p text:style-name="P3"><text:a xlink:type="simple" xlink:href="https://en.wikipedia.org/wiki/Symbolic_computation" office:target-frame-name="_top" xlink:show="replace" text:style-name="Internet_20_link" text:visited-style-name="Visited_20_Internet_20_Link"><text:span text:style-name="Hyperlink"><text:span text:style-name="T6">https://en.wikipedia.org/wiki/Symbolic_computation</text:span></text:span></text:a></text:p>
            </text:list-item>
          </text:list>
        </text:list-item>
        <text:list-item>
          <text:p text:style-name="P3"><text:soft-page-break/>I feel like this relates to Karnaugh Maps a bit. A bit hazy how exactly.</text:p>
          <text:list>
            <text:list-item>
              <text:p text:style-name="P3"><text:a xlink:type="simple" xlink:href="https://en.wikipedia.org/wiki/Karnaugh_map" office:target-frame-name="_top" xlink:show="replace" text:style-name="Internet_20_link" text:visited-style-name="Visited_20_Internet_20_Link"><text:span text:style-name="Hyperlink"><text:span text:style-name="T6">https://en.wikipedia.org/wiki/Karnaugh_map</text:span></text:span></text:a></text:p>
            </text:list-item>
          </text:list>
        </text:list-item>
        <text:list-item>
          <text:p text:style-name="P3">An alternate way to solve the equations to get the superpositional bits and keys could be the method of successive substitution.</text:p>
          <text:list>
            <text:list-item>
              <text:p text:style-name="P3"><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3">An alternate way to solve the equations, versus using the Chinese remainder theorem. <text:s/>May also let us do the %2 on the end to get the full set of results??</text:p>
          <text:list>
            <text:list-item>
              <text:p text:style-name="P3"><text:a xlink:type="simple" xlink:href="http://math.stackexchange.com/questions/1442238/how-to-solve-simultaneous-modulus-diophantine-equations/1449809#1449809" text:style-name="Internet_20_link" text:visited-style-name="Visited_20_Internet_20_Link"><text:span text:style-name="Hyperlink"><text:span text:style-name="T1">http://math.stackexchange.com/questions/1442238/how-to-solve-simultaneous-modulus-diophantine-equations/1449809#1449809</text:span></text:span></text:a></text:p>
            </text:list-item>
          </text:list>
        </text:list-item>
        <text:list-item>
          <text:p text:style-name="P6"><text:span text:style-name="T10">Is it possible to solve the superpositional bit calculations if the keys are even numbers? If so, that would be another way to make it fully homomorphic, because as I understand it, even keys are immune to error!</text:span></text:p>
          <text:list>
            <text:list-item>
              <text:p text:style-name="P6"><text:span text:style-name="T10">No. <text:s/>try solving two equations <text:s/>with even keys.</text:span></text:p>
              <text:list>
                <text:list-item>
                  <text:p text:style-name="P6"><text:span text:style-name="T10">x % k0 = 0</text:span></text:p>
                </text:list-item>
                <text:list-item>
                  <text:p text:style-name="P6"><text:span text:style-name="T10">x % k1 = 1</text:span></text:p>
                </text:list-item>
              </text:list>
            </text:list-item>
            <text:list-item>
              <text:p text:style-name="P6"><text:span text:style-name="T10">if k0 and k1 are even, what value of x makes this true? None</text:span></text:p>
            </text:list-item>
            <text:list-item>
              <text:p text:style-name="P6"><text:span text:style-name="Hyperlink"><text:span text:style-name="T4">TODO: show more solidly how there can be none.</text:span></text:span></text:p>
            </text:list-item>
          </text:list>
        </text:list-item>
      </text:list>
      <text:h text:style-name="P1" text:outline-level="1">Administrative Stuff</text:h>
      <text:list xml:id="list34374857" text:continue-numbering="true" text:style-name="L2">
        <text:list-item>
          <text:p text:style-name="P3">Send a letter of inquiry to whatever journal when it’s closer, to see if they are interested before submitting</text:p>
        </text:list-item>
        <text:list-item>
          <text:p text:style-name="P3">Do we need to protect our work? We could seal the paper in an envelope and get it notarized before submitting anywhere.</text:p>
        </text:list-item>
        <text:list-item>
          <text:p text:style-name="P3">Is there a computer science journal to submit this to that is free to read and write, like “jcgt.org” is for graphics stuff?</text:p>
          <text:list>
            <text:list-item>
              <text:p text:style-name="P3">Maybe here: <text:a xlink:type="simple" xlink:href="http://www.researchgate.net/post/Which_journals_in_computer_science_is_free_for_publish" office:target-frame-name="_top" xlink:show="replace" text:style-name="Internet_20_link" text:visited-style-name="Visited_20_Internet_20_Link"><text:span text:style-name="Hyperlink"><text:span text:style-name="T3">http://www.researchgate.net/post/Which_journals_in_computer_science_is_free_for_publish</text:span></text:span></text:a></text:p>
            </text:list-item>
          </text:list>
        </text:list-item>
      </text:list>
      <text:h text:style-name="P1" text:outline-level="1"><text:soft-page-break/>Usage Cases:</text:h>
      <text:list xml:id="list598369801822346391" text:style-name="L5">
        <text:list-item>
          <text:p text:style-name="P8"><text:span text:style-name="T7">Algorithm obfuscation. <text:s/>All you get is something that gives the output for given inputs but not info about the algorithm that got there. <text:s/>Not sure how useful this is.</text:span></text:p>
        </text:list-item>
        <text:list-item>
          <text:p text:style-name="P8"><text:span text:style-name="T7">Scripting. <text:s/>No need to worry about division by zero, infinite loops, or sandboxing script execution.</text:span></text:p>
        </text:list-item>
        <text:list-item>
          <text:p text:style-name="P8"><text:span text:style-name="T7">Constant time evaluation of circuits. <text:s/>Any circuit can be cooked down to this</text:span></text:p>
        </text:list-item>
        <text:list-item>
          <text:p text:style-name="P8"><text:span text:style-name="T7">Meta programming too? <text:s/>If you have multiple circuits can you combine them? I think so.</text:span></text:p>
        </text:list-item>
      </text:list>
      <text:h text:style-name="P1" text:outline-level="1">Software TODOs</text:h>
      <text:list xml:id="list2512127248255748483" text:style-name="L4">
        <text:list-item>
          <text:p text:style-name="P7"><text:span text:style-name="T7">It'd be neat to have a const expr version of this stuff. </text:span></text:p>
          <text:list>
            <text:list-item>
              <text:p text:style-name="P7"><text:span text:style-name="T7">Lets you write “some code” that automatically crunches down to quick / simple runtime modulus to get answer for inputs.</text:span></text:p>
            </text:list-item>
            <text:list-item>
              <text:p text:style-name="P7"><text:span text:style-name="T7">Specify which input permutations you want to use at runtime, or specify that you want to use them all?</text:span></text:p>
            </text:list-item>
            <text:list-item>
              <text:p text:style-name="P7"><text:span text:style-name="T7">Memoize the prime numbers as they are needed, or have a compile time table? (maybe allow person to specify)</text:span></text:p>
            </text:list-item>
            <text:list-item>
              <text:p text:style-name="P7"><text:span text:style-name="T7">Not necessarily needed for paper, but a neat demo.</text:span></text:p>
            </text:list-item>
          </text:list>
        </text:list-item>
        <text:list-item>
          <text:p text:style-name="P7"><text:span text:style-name="T7">There should be of course a runtime version of this functionality. <text:s/>Time it and such.</text:span></text:p>
        </text:list-item>
      </text:list>
      <text:h text:style-name="P1" text:outline-level="1">Writing The Paper</text:h>
      <text:list xml:id="list5515894023857438911" text:style-name="L3">
        <text:list-item>
          <text:p text:style-name="P4">The last paper I wrote seemed like it was best written once all the research and investigations were done. <text:s/>Many people say you should write the paper first though to solidify the things you need to research. Dunno which is best, but we do eventually have to write a paper.</text:p>
          <text:list>
            <text:list-item>
              <text:p text:style-name="P4">Latex probably.</text:p>
            </text:list-item>
            <text:list-item>
              <text:p text:style-name="P4">The journal we submit to may have a template (which would be cool!)</text:p>
            </text:list-item>
            <text:list-item>
              <text:p text:style-name="P4">We should see if the journal has any requirements, or specific styles we have to adhere to.</text:p>
            </text:list-item>
            <text:list-item>
              <text:p text:style-name="P4">We should see what sort of other papers got published to get an idea of what our paper should look like and how long it should be etc. <text:s/>I’d imagine we’d run <text:soft-page-break/>the risk of being too long, but if that happens we could always have supplemental material that goes into more depth.</text:p>
            </text:list-item>
          </text:list>
        </text:list-item>
      </text:list>
      <text:h text:style-name="P1" text:outline-level="1">References For Paper:</text:h>
      <text:list xml:id="list40456427" text:style-name="L2">
        <text:list-item>
          <text:p text:style-name="P3">All of the FHE and FHE over integer papers!!</text:p>
        </text:list-item>
        <text:list-item>
          <text:p text:style-name="P3">Maybe some on quantum computing as appropriate?</text:p>
        </text:list-item>
        <text:list-item>
          <text:p text:style-name="P3">Whatever else we find in our travels obviously!</text:p>
        </text:list-item>
      </text:list>
      <text:h text:style-name="Heading_20_1" text:outline-level="1">Research Done:</text:h>
      <text:list xml:id="list34373303" text:continue-list="list3338767900962249174" text:style-name="L1">
        <text:list-item>
          <text:p text:style-name="P2">Can we get co-prime numbers in O(1), or better than I am currently?</text:p>
          <text:list>
            <text:list-item>
              <text:p text:style-name="P2">Int64 GetCoPrimeInList (int64 index, int64 listSize, int64 minValue)</text:p>
            </text:list-item>
            <text:list-item>
              <text:p text:style-name="P5">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item>
              <text:p text:style-name="P5">Answer: there is such a thing as an “infinite pairwise coprime set”.</text:p>
            </text:list-item>
            <text:list-item>
              <text:p text:style-name="P5"><text:a xlink:type="simple" xlink:href="https://en.wikipedia.org/wiki/Coprime_integers" text:style-name="Internet_20_link" text:visited-style-name="Visited_20_Internet_20_Link">https://en.wikipedia.org/wiki/Coprime_integers</text:a> → says these include all prime numbers, the fermat numbers, and elements from sylvester's sequence.</text:p>
            </text:list-item>
            <text:list-item>
              <text:p text:style-name="P5"><text:a xlink:type="simple" xlink:href="https://en.wikipedia.org/wiki/Fermat_number" text:style-name="Internet_20_link" text:visited-style-name="Visited_20_Internet_20_Link">https://en.wikipedia.org/wiki/Fermat_number</text:a> → these fit the bill, but they grow very large very quickly so are less than ideal.</text:p>
            </text:list-item>
            <text:list-item>
              <text:p text:style-name="P5"><text:a xlink:type="simple" xlink:href="http://www.jstor.org/stable/27821719?seq=1#page_scan_tab_contents" text:style-name="Internet_20_link" text:visited-style-name="Visited_20_Internet_20_Link">http://www.jstor.org/stable/27821719?seq=1#page_scan_tab_contents</text:a> → a paper about some<text:span text:style-name="T9"> infinite length coprime nu</text:span><text:span text:style-name="T10">mber sets. “</text:span><text:span text:style-name="T8">A uniform construction of some infinite coprime sequences</text:span><text:span text:style-name="T10">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Georgia" svg:font-family="Georgia, 'Times New Roman', Times, serif"/>
    <style:font-face style:name="OpenSymbol" svg:font-family="OpenSymbol"/>
    <style:font-face style:name="arial" svg:font-family="arial, sans-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1-08T14:20:19.31</dc:date>
    <meta:editing-cycles>15</meta:editing-cycles>
    <meta:editing-duration>PT1H10M47S</meta:editing-duration>
    <meta:document-statistic meta:table-count="0" meta:image-count="0" meta:object-count="0" meta:page-count="6" meta:paragraph-count="91" meta:word-count="1714" meta:character-count="10130"/>
    <meta:template xlink:type="simple" xlink:actuate="onRequest" xlink:title="" xlink:href="Normal.dotm"/>
  </office:meta>
</office:document-meta>
</file>